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5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2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2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76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2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2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5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76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8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24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 calcext:value-type="string">
            <text:p>Garantía:</text:p>
          </table:table-cell>
          <table:table-cell table:style-name="ce51" table:content-validation-name="val1"/>
          <table:table-cell table:style-name="ce57" office:value-type="string" calcext:value-type="string">
            <text:p>Duración (meses):</text:p>
          </table:table-cell>
          <table:table-cell table:style-name="ce51"/>
          <table:table-cell table:style-name="ce69" office:value-type="string" calcext:value-type="string">
            <text:p>A contar desde:</text:p>
          </table:table-cell>
          <table:table-cell table:style-name="ce79"/>
          <table:table-cell table:style-name="ce69" office:value-type="string" calcext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 calcext:value-type="string">
            <text:p>Versión:</text:p>
          </table:table-cell>
          <table:table-cell table:style-name="ce52"/>
          <table:table-cell table:style-name="ce58" office:value-type="string" calcext:value-type="string">
            <text:p>F.Actualizac.:</text:p>
          </table:table-cell>
          <table:table-cell table:style-name="ce64"/>
          <table:table-cell table:style-name="ce58" office:value-type="string" calcext:value-type="string">
            <text:p>Anualización:</text:p>
          </table:table-cell>
          <table:table-cell table:style-name="ce80" table:content-validation-name="val4"/>
          <table:table-cell table:style-name="ce58" office:value-type="string" calcext:value-type="string">
            <text:p>Año:</text:p>
          </table:table-cell>
          <table:table-cell table:style-name="ce116"/>
          <table:table-cell table:style-name="ce58" office:value-type="string" calcext:value-type="string">
            <text:p>Tipo IVA:</text:p>
          </table:table-cell>
          <table:table-cell table:style-name="ce132" office:value-type="percentage" office:value="0.21" calcext:value-type="percentage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 calcext:value-type="string">
            <text:p>Margen:</text:p>
          </table:table-cell>
          <table:table-cell table:style-name="ce81" office:value-type="percentage" office:value="0.5" calcext:value-type="percentage">
            <text:p>50,0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Precio h.</text:p>
          </table:table-cell>
          <table:table-cell table:style-name="ce59" office:value-type="string" calcext:value-type="string">
            <text:p>Nº horas</text:p>
          </table:table-cell>
          <table:table-cell table:style-name="ce95" office:value-type="string" calcext:value-type="string">
            <text:p>Importe</text:p>
          </table:table-cell>
          <table:table-cell table:style-name="ce118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Jefe Proy" calcext:value-type="string" table:number-columns-spanned="3" table:number-rows-spanned="1">
            <text:p>Jefe Proy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formula="of:=[.F110]/(1-[.$G$9])" office:value-type="float" office:value="28.12" calcext:value-type="float">
            <text:p>28,12</text:p>
          </table:table-cell>
          <table:table-cell table:formula="of:=[.G110]" office:value-type="float" office:value="84" calcext:value-type="float">
            <text:p>84</text:p>
          </table:table-cell>
          <table:table-cell table:formula="of:=+[.G12]*[.F12]" office:value-type="float" office:value="2362.08" calcext:value-type="float">
            <text:p>2.362,08 </text:p>
          </table:table-cell>
          <table:table-cell table:style-name="ce119" table:formula="of:=[.F12]*(1+[.$K$6])" office:value-type="float" office:value="34.0252" calcext:value-type="float">
            <text:p>34,03</text:p>
          </table:table-cell>
          <table:table-cell table:number-columns-repeated="2"/>
        </table:table-row>
        <table:table-row table:style-name="ro1">
          <table:table-cell table:style-name="ce6" table:formula="of:=[.A111]" office:value-type="string" office:string-value="Programador senior" calcext:value-type="string" table:number-columns-spanned="3" table:number-rows-spanned="1">
            <text:p>Programador senior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22.5" calcext:value-type="float">
            <text:p>22,50</text:p>
          </table:table-cell>
          <table:table-cell table:formula="of:=[.G111]" office:value-type="float" office:value="160" calcext:value-type="float">
            <text:p>160</text:p>
          </table:table-cell>
          <table:table-cell table:formula="of:=+[.G13]*[.F13]" office:value-type="float" office:value="3600" calcext:value-type="float">
            <text:p>3.600,00 </text:p>
          </table:table-cell>
          <table:table-cell table:style-name="ce119" table:formula="of:=[.F13]*(1+[.$K$6])" office:value-type="float" office:value="27.225" calcext:value-type="float">
            <text:p>27,23</text:p>
          </table:table-cell>
          <table:table-cell table:number-columns-repeated="2"/>
        </table:table-row>
        <table:table-row table:style-name="ro1">
          <table:table-cell table:style-name="ce6" table:formula="of:=[.A112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11.94" calcext:value-type="float">
            <text:p>11,94</text:p>
          </table:table-cell>
          <table:table-cell table:formula="of:=[.G112]" office:value-type="float" office:value="241" calcext:value-type="float">
            <text:p>241</text:p>
          </table:table-cell>
          <table:table-cell table:formula="of:=+[.G14]*[.F14]" office:value-type="float" office:value="2877.54" calcext:value-type="float">
            <text:p>2.877,54 </text:p>
          </table:table-cell>
          <table:table-cell table:style-name="ce119" table:formula="of:=[.F14]*(1+[.$K$6])" office:value-type="float" office:value="14.4474" calcext:value-type="float">
            <text:p>14,45</text:p>
          </table:table-cell>
          <table:table-cell table:number-columns-repeated="2"/>
        </table:table-row>
        <table:table-row table:style-name="ro1">
          <table:table-cell table:style-name="ce6" table:formula="of:=[.A113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11.94" calcext:value-type="float">
            <text:p>11,94</text:p>
          </table:table-cell>
          <table:table-cell table:formula="of:=[.G113]" office:value-type="float" office:value="203.5" calcext:value-type="float">
            <text:p>204</text:p>
          </table:table-cell>
          <table:table-cell table:formula="of:=+[.G15]*[.F15]" office:value-type="float" office:value="2429.79" calcext:value-type="float">
            <text:p>2.429,79 </text:p>
          </table:table-cell>
          <table:table-cell table:style-name="ce119" table:formula="of:=[.F15]*(1+[.$K$6])" office:value-type="float" office:value="14.4474" calcext:value-type="float">
            <text:p>14,45</text:p>
          </table:table-cell>
          <table:table-cell table:number-columns-repeated="2"/>
        </table:table-row>
        <table:table-row table:style-name="ro1">
          <table:table-cell table:style-name="ce6" table:formula="of:=[.A114]" office:value-type="string" office:string-value="Analista-Diseñador" calcext:value-type="string" table:number-columns-spanned="3" table:number-rows-spanned="1">
            <text:p>Analista-Diseñador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28.12" calcext:value-type="float">
            <text:p>28,12</text:p>
          </table:table-cell>
          <table:table-cell table:formula="of:=[.G114]" office:value-type="float" office:value="321" calcext:value-type="float">
            <text:p>321</text:p>
          </table:table-cell>
          <table:table-cell table:formula="of:=+[.G16]*[.F16]" office:value-type="float" office:value="9026.52" calcext:value-type="float">
            <text:p>9.026,52 </text:p>
          </table:table-cell>
          <table:table-cell table:style-name="ce119" table:formula="of:=[.F16]*(1+[.$K$6])" office:value-type="float" office:value="34.0252" calcext:value-type="float">
            <text:p>34,03</text:p>
          </table:table-cell>
          <table:table-cell table:number-columns-repeated="2"/>
        </table:table-row>
        <table:table-row table:style-name="ro1">
          <table:table-cell table:style-name="ce6" table:formula="of:=[.A115]" office:value-type="string" office:string-value="Analista-Programador" calcext:value-type="string" table:number-columns-spanned="3" table:number-rows-spanned="1">
            <text:p>Analista-Programador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28.12" calcext:value-type="float">
            <text:p>28,12</text:p>
          </table:table-cell>
          <table:table-cell table:formula="of:=[.G115]" office:value-type="float" office:value="372" calcext:value-type="float">
            <text:p>372</text:p>
          </table:table-cell>
          <table:table-cell table:style-name="ce97" table:formula="of:=+[.G17]*[.F17]" office:value-type="float" office:value="10460.64" calcext:value-type="float">
            <text:p>10.460,64 </text:p>
          </table:table-cell>
          <table:table-cell table:style-name="ce119" table:formula="of:=[.F17]*(1+[.$K$6])" office:value-type="float" office:value="34.0252" calcext:value-type="float">
            <text:p>34,03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11.94" calcext:value-type="float">
            <text:p>11,94</text:p>
          </table:table-cell>
          <table:table-cell table:formula="of:=[.G116]" office:value-type="float" office:value="49" calcext:value-type="float">
            <text:p>49</text:p>
          </table:table-cell>
          <table:table-cell table:formula="of:=+[.G18]*[.F18]" office:value-type="float" office:value="585.06" calcext:value-type="float">
            <text:p>585,06 </text:p>
          </table:table-cell>
          <table:table-cell table:style-name="ce119" table:formula="of:=[.F18]*(1+[.$K$6])" office:value-type="float" office:value="14.4474" calcext:value-type="float">
            <text:p>14,45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style-name="ce119"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style-name="ce119"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style-name="ce119"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style-name="ce119"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style-name="ce119"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style-name="ce119"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style-name="ce119"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style-name="ce119"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style-name="ce119"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style-name="ce119"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style-name="ce119"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style-name="ce119"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style-name="ce119"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style-name="ce119"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style-name="ce119"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style-name="ce119"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style-name="ce119"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style-name="ce119"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style-name="ce119"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style-name="ce119"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style-name="ce119"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style-name="ce119"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style-name="ce119"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style-name="ce119"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style-name="ce119"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style-name="ce119"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style-name="ce119"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style-name="ce119"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style-name="ce119"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6]/(1-[.$G$9])" office:value-type="float" office:value="0" calcext:value-type="float">
            <text:p>0,00</text:p>
          </table:table-cell>
          <table:table-cell table:formula="of:=[.G146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style-name="ce119"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7]/(1-[.$G$9])" office:value-type="float" office:value="0" calcext:value-type="float">
            <text:p>0,00</text:p>
          </table:table-cell>
          <table:table-cell table:formula="of:=[.G147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style-name="ce119"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8]/(1-[.$G$9])" office:value-type="float" office:value="0" calcext:value-type="float">
            <text:p>0,00</text:p>
          </table:table-cell>
          <table:table-cell table:formula="of:=[.G148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style-name="ce119"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9]/(1-[.$G$9])" office:value-type="float" office:value="0" calcext:value-type="float">
            <text:p>0,00</text:p>
          </table:table-cell>
          <table:table-cell table:formula="of:=[.G149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style-name="ce119"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1430.5" calcext:value-type="float">
            <text:p>1.431</text:p>
          </table:table-cell>
          <table:table-cell table:style-name="ce98" table:formula="of:=SUM([.H12:.H51])" office:value-type="float" office:value="31341.63" calcext:value-type="float">
            <text:p>31.341,63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78.8125" calcext:value-type="float">
            <text:p>179</text:p>
          </table:table-cell>
          <table:table-cell table:style-name="ce36" office:value-type="string" calcext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3]" office:value-type="string" office:string-value="Plan de selección de empleados (costes por empleado)" calcext:value-type="string" table:number-columns-spanned="5" table:number-rows-spanned="1">
            <text:p>Plan de selección de empleados (costes por empleado)</text:p>
          </table:table-cell>
          <table:covered-table-cell table:number-columns-repeated="3" table:style-name="ce39"/>
          <table:covered-table-cell table:style-name="ce65"/>
          <table:table-cell table:formula="of:=[.F163]/(1-[.I56])" office:value-type="float" office:value="714.285714285714" calcext:value-type="float">
            <text:p>714,29</text:p>
          </table:table-cell>
          <table:table-cell table:formula="of:=[.G163]" office:value-type="float" office:value="5" calcext:value-type="float">
            <text:p>5</text:p>
          </table:table-cell>
          <table:table-cell table:formula="of:=+[.G56]*[.F56]" office:value-type="float" office:value="3571.42857142857" calcext:value-type="float">
            <text:p>3.571,43 </text:p>
          </table:table-cell>
          <table:table-cell office:value-type="percentage" office:value="0.3" calcext:value-type="percentage">
            <text:p>30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string" office:string-value="Tablets del local" calcext:value-type="string" table:number-columns-spanned="5" table:number-rows-spanned="1">
            <text:p>Tablets del local</text:p>
          </table:table-cell>
          <table:covered-table-cell table:number-columns-repeated="3" table:style-name="ce39"/>
          <table:covered-table-cell table:style-name="ce65"/>
          <table:table-cell table:formula="of:=[.F164]/(1-[.I57])" office:value-type="float" office:value="145.454545454545" calcext:value-type="float">
            <text:p>145,45</text:p>
          </table:table-cell>
          <table:table-cell table:formula="of:=[.G164]" office:value-type="float" office:value="24" calcext:value-type="float">
            <text:p>24</text:p>
          </table:table-cell>
          <table:table-cell table:formula="of:=+[.G57]*[.F57]" office:value-type="float" office:value="3490.90909090909" calcext:value-type="float">
            <text:p>3.490,91 </text:p>
          </table:table-cell>
          <table:table-cell office:value-type="percentage" office:value="0.45" calcext:value-type="percentage">
            <text:p>45,00 %</text:p>
          </table:table-cell>
          <table:table-cell table:number-columns-repeated="2"/>
        </table:table-row>
        <table:table-row table:style-name="ro1">
          <table:table-cell table:style-name="ce11" table:formula="of:=[.A165]" office:value-type="string" office:string-value="Licencias de software y drivers NFC" calcext:value-type="string" table:number-columns-spanned="5" table:number-rows-spanned="1">
            <text:p>Licencias de software y drivers NFC</text:p>
          </table:table-cell>
          <table:covered-table-cell table:number-columns-repeated="3" table:style-name="ce39"/>
          <table:covered-table-cell table:style-name="ce65"/>
          <table:table-cell table:formula="of:=[.F165]/(1-[.I58])" office:value-type="float" office:value="50" calcext:value-type="float">
            <text:p>50,00</text:p>
          </table:table-cell>
          <table:table-cell table:formula="of:=[.G165]" office:value-type="float" office:value="1" calcext:value-type="float">
            <text:p>1</text:p>
          </table:table-cell>
          <table:table-cell table:formula="of:=+[.G58]*[.F58]" office:value-type="float" office:value="50" calcext:value-type="float">
            <text:p>50,00 </text:p>
          </table:table-cell>
          <table:table-cell office:value-type="percentage" office:value="0.4" calcext:value-type="percentage">
            <text:p>40,00 %</text:p>
          </table:table-cell>
          <table:table-cell table:number-columns-repeated="2"/>
        </table:table-row>
        <table:table-row table:style-name="ro4">
          <table:table-cell table:style-name="ce11" table:formula="of:=[.A166]" office:value-type="string" office:string-value="Compra, configuración e instalación de licencia de radio" calcext:value-type="string" table:number-columns-spanned="5" table:number-rows-spanned="1">
            <text:p>Compra, configuración e instalación de licencia de radio</text:p>
          </table:table-cell>
          <table:covered-table-cell table:number-columns-repeated="3" table:style-name="ce39"/>
          <table:covered-table-cell table:style-name="ce65"/>
          <table:table-cell table:formula="of:=[.F166]/(1-[.I59])" office:value-type="float" office:value="100" calcext:value-type="float">
            <text:p>100,00</text:p>
          </table:table-cell>
          <table:table-cell table:formula="of:=[.G166]" office:value-type="float" office:value="1" calcext:value-type="float">
            <text:p>1</text:p>
          </table:table-cell>
          <table:table-cell table:formula="of:=+[.G59]*[.F59]" office:value-type="float" office:value="100" calcext:value-type="float">
            <text:p>100,00 </text:p>
          </table:table-cell>
          <table:table-cell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7]" office:value-type="string" office:string-value="Router WiFi" calcext:value-type="string" table:number-columns-spanned="5" table:number-rows-spanned="1">
            <text:p>Router WiFi</text:p>
          </table:table-cell>
          <table:covered-table-cell table:number-columns-repeated="3" table:style-name="ce39"/>
          <table:covered-table-cell table:style-name="ce65"/>
          <table:table-cell table:formula="of:=[.F167]/(1-[.I60])" office:value-type="float" office:value="250" calcext:value-type="float">
            <text:p>250,00</text:p>
          </table:table-cell>
          <table:table-cell table:formula="of:=[.G167]" office:value-type="float" office:value="1" calcext:value-type="float">
            <text:p>1</text:p>
          </table:table-cell>
          <table:table-cell table:formula="of:=+[.G60]*[.F60]" office:value-type="float" office:value="250" calcext:value-type="float">
            <text:p>250,00 </text:p>
          </table:table-cell>
          <table:table-cell office:value-type="percentage" office:value="0.4" calcext:value-type="percentage">
            <text:p>40,00 %</text:p>
          </table:table-cell>
          <table:table-cell table:number-columns-repeated="2"/>
        </table:table-row>
        <table:table-row table:style-name="ro1">
          <table:table-cell table:style-name="ce11" table:formula="of:=[.A168]" office:value-type="string" office:string-value="Unidades extensoras de conexión WiFi" calcext:value-type="string" table:number-columns-spanned="5" table:number-rows-spanned="1">
            <text:p>Unidades extensoras de conexión WiFi</text:p>
          </table:table-cell>
          <table:covered-table-cell table:number-columns-repeated="3" table:style-name="ce39"/>
          <table:covered-table-cell table:style-name="ce65"/>
          <table:table-cell table:formula="of:=[.F168]/(1-[.I61])" office:value-type="float" office:value="83.3333333333333" calcext:value-type="float">
            <text:p>83,33</text:p>
          </table:table-cell>
          <table:table-cell table:formula="of:=[.G168]" office:value-type="float" office:value="2" calcext:value-type="float">
            <text:p>2</text:p>
          </table:table-cell>
          <table:table-cell table:formula="of:=+[.G61]*[.F61]" office:value-type="float" office:value="166.666666666667" calcext:value-type="float">
            <text:p>166,67 </text:p>
          </table:table-cell>
          <table:table-cell office:value-type="percentage" office:value="0.4" calcext:value-type="percentage">
            <text:p>40,00 %</text:p>
          </table:table-cell>
          <table:table-cell table:number-columns-repeated="2"/>
        </table:table-row>
        <table:table-row table:style-name="ro1">
          <table:table-cell table:style-name="ce11" table:formula="of:=[.A169]" office:value-type="string" office:string-value="Instalación y configuración de WiFi (coste de trabajo de jefe de proyecto en h)" calcext:value-type="string" table:number-columns-spanned="5" table:number-rows-spanned="1">
            <text:p>Instalación y configuración de WiFi (coste de trabajo de jefe de proyecto en h)</text:p>
          </table:table-cell>
          <table:covered-table-cell table:number-columns-repeated="3" table:style-name="ce39"/>
          <table:covered-table-cell table:style-name="ce65"/>
          <table:table-cell table:formula="of:=[.F169]/(1-[.I62])" office:value-type="float" office:value="28.12" calcext:value-type="float">
            <text:p>28,12</text:p>
          </table:table-cell>
          <table:table-cell table:formula="of:=[.G169]" office:value-type="float" office:value="3" calcext:value-type="float">
            <text:p>3</text:p>
          </table:table-cell>
          <table:table-cell table:formula="of:=+[.G62]*[.F62]" office:value-type="float" office:value="84.36" calcext:value-type="float">
            <text:p>84,36 </text:p>
          </table:table-cell>
          <table:table-cell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70]" office:value-type="string" office:string-value="Aplicación de plan de seguridad de la empresa" calcext:value-type="string" table:number-columns-spanned="5" table:number-rows-spanned="1">
            <text:p>Aplicación de plan de seguridad de la empresa</text:p>
          </table:table-cell>
          <table:covered-table-cell table:number-columns-repeated="3" table:style-name="ce39"/>
          <table:covered-table-cell table:style-name="ce65"/>
          <table:table-cell table:formula="of:=[.F170]/(1-[.I63])" office:value-type="float" office:value="5000" calcext:value-type="float">
            <text:p>5.000,00</text:p>
          </table:table-cell>
          <table:table-cell table:formula="of:=[.G170]" office:value-type="float" office:value="1" calcext:value-type="float">
            <text:p>1</text:p>
          </table:table-cell>
          <table:table-cell table:formula="of:=+[.G63]*[.F63]" office:value-type="float" office:value="5000" calcext:value-type="float">
            <text:p>5.000,00 </text:p>
          </table:table-cell>
          <table:table-cell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71]" office:value-type="string" office:string-value="Entrenamiento de camareros para uso de equipamiento tecnológico" calcext:value-type="string" table:number-columns-spanned="5" table:number-rows-spanned="1">
            <text:p>Entrenamiento de camareros para uso de equipamiento tecnológico</text:p>
          </table:table-cell>
          <table:covered-table-cell table:number-columns-repeated="3" table:style-name="ce39"/>
          <table:covered-table-cell table:style-name="ce65"/>
          <table:table-cell table:formula="of:=[.F171]/(1-[.I64])" office:value-type="float" office:value="36.3636363636364" calcext:value-type="float">
            <text:p>36,36</text:p>
          </table:table-cell>
          <table:table-cell table:formula="of:=[.G171]" office:value-type="float" office:value="10" calcext:value-type="float">
            <text:p>10</text:p>
          </table:table-cell>
          <table:table-cell table:formula="of:=+[.G64]*[.F64]" office:value-type="float" office:value="363.636363636364" calcext:value-type="float">
            <text:p>363,64 </text:p>
          </table:table-cell>
          <table:table-cell office:value-type="percentage" office:value="0.45" calcext:value-type="percentage">
            <text:p>45,00 %</text:p>
          </table:table-cell>
          <table:table-cell table:number-columns-repeated="2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5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6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67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68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69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0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1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2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3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4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5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6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77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78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79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0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1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2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3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4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5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6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87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88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89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7]/(1-[.I90])" office:value-type="float" office:value="0" calcext:value-type="float">
            <text:p>0,00</text:p>
          </table:table-cell>
          <table:table-cell table:formula="of:=[.G197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8]/(1-[.I91])" office:value-type="float" office:value="0" calcext:value-type="float">
            <text:p>0,00</text:p>
          </table:table-cell>
          <table:table-cell table:formula="of:=[.G198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9]/(1-[.I92])" office:value-type="float" office:value="0" calcext:value-type="float">
            <text:p>0,00</text:p>
          </table:table-cell>
          <table:table-cell table:formula="of:=[.G199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0]/(1-[.I93])" office:value-type="float" office:value="0" calcext:value-type="float">
            <text:p>0,00</text:p>
          </table:table-cell>
          <table:table-cell table:formula="of:=[.G200]" office:value-type="float" office:value="0" calcext:value-type="float">
            <text:p>0</text:p>
          </table:table-cell>
          <table:table-cell table:formula="of:=+[.G93]*[.F9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1]/(1-[.I94])" office:value-type="float" office:value="0" calcext:value-type="float">
            <text:p>0,00</text:p>
          </table:table-cell>
          <table:table-cell table:formula="of:=[.G201]" office:value-type="float" office:value="0" calcext:value-type="float">
            <text:p>0</text:p>
          </table:table-cell>
          <table:table-cell table:formula="of:=+[.G94]*[.F9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2]/(1-[.I95])" office:value-type="float" office:value="0" calcext:value-type="float">
            <text:p>0,00</text:p>
          </table:table-cell>
          <table:table-cell table:formula="of:=[.G202]" office:value-type="float" office:value="0" calcext:value-type="float">
            <text:p>0</text:p>
          </table:table-cell>
          <table:table-cell table:formula="of:=+[.G95]*[.F9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5])" office:value-type="float" office:value="13077.0006926407" calcext:value-type="float">
            <text:p>13.077,00 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4">
          <table:table-cell table:style-name="ce11" office:value-type="string" calcext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31]*[.I100]" office:value-type="float" office:value="4261.11825" calcext:value-type="float">
            <text:p>4.261,12</text:p>
          </table:table-cell>
          <table:table-cell office:value-type="float" office:value="1" calcext:value-type="float">
            <text:p>1</text:p>
          </table:table-cell>
          <table:table-cell table:formula="of:=+[.G100]*[.F100]" office:value-type="float" office:value="4261.11825" calcext:value-type="float">
            <text:p>4.261,12 </text:p>
          </table:table-cell>
          <table:table-cell office:value-type="percentage" office:value="0.15" calcext:value-type="percentage">
            <text:p>15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102]=0;0;[.H102]/[.H$102])" office:value-type="percentage" office:value="1" calcext:value-type="percentage" table:number-columns-spanned="1" table:number-rows-spanned="2">
            <text:p>100,00%</text:p>
          </table:table-cell>
          <table:table-cell table:style-name="ce102" table:formula="of:=SUM([.H52];[.H96])+[.H100]" office:value-type="float" office:value="48679.7489426407" calcext:value-type="float" table:number-columns-spanned="1" table:number-rows-spanned="2">
            <text:p>48.679,75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4">
          <table:table-cell table:style-name="ce18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 calcext:value-type="string">
            <text:p>S.B.A.</text:p>
          </table:table-cell>
          <table:table-cell table:style-name="ce58" office:value-type="string" calcext:value-type="string">
            <text:p>Horas/año</text:p>
          </table:table-cell>
          <table:table-cell table:style-name="ce133" office:value-type="float" office:value="1780" calcext:value-type="float">
            <text:p>1.780,00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calcext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 calcext:value-type="string">
            <text:p>Coste hora</text:p>
          </table:table-cell>
          <table:table-cell table:style-name="ce61" office:value-type="string" calcext:value-type="string">
            <text:p>Nº de horas</text:p>
          </table:table-cell>
          <table:table-cell table:style-name="ce104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8" office:value-type="string" calcext:value-type="string">
            <text:p>% Empresarial</text:p>
          </table:table-cell>
          <table:table-cell table:style-name="ce132" office:value-type="percentage" office:value="0.3159" calcext:value-type="percentage">
            <text:p>31,59%</text:p>
          </table:table-cell>
        </table:table-row>
        <table:table-row table:style-name="ro4">
          <table:table-cell table:style-name="ce19" office:value-type="string" calcext:value-type="string" table:number-columns-spanned="3" table:number-rows-spanned="1">
            <text:p>Jefe Proy</text:p>
          </table:table-cell>
          <table:covered-table-cell table:style-name="ce46" table:formula="of:=#REF!" office:value-type="string" office:string-value="#NOMBRE?" calcext:value-type="string">
            <text:p>#NOMBRE?</text:p>
          </table:covered-table-cell>
          <table:covered-table-cell table:style-name="ce56" table:formula="of:=#REF!" office:value-type="string" office:string-value="#NOMBRE?" calcext:value-type="string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84" calcext:value-type="float">
            <text:p>84</text:p>
          </table:table-cell>
          <table:table-cell table:style-name="ce105" table:formula="of:=IF([.G110]=&quot; &quot;;&quot; &quot;;+[.G110]*[.F110])" office:value-type="float" office:value="1181.04" calcext:value-type="float">
            <text:p>1.181,04 </text:p>
          </table:table-cell>
          <table:table-cell table:style-name="ce126" table:formula="of:=IF([.F110]*[.$K$108]&lt;(35000*(1+[.$K$109]));[.F110]/(1+[.$K$109])*[.$K$108];[.F110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se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1.25" calcext:value-type="currency">
            <text:p>11,25 €</text:p>
          </table:table-cell>
          <table:table-cell table:style-name="ce62" office:value-type="float" office:value="160" calcext:value-type="float">
            <text:p>160</text:p>
          </table:table-cell>
          <table:table-cell table:style-name="ce105" table:formula="of:=IF([.G111]=&quot; &quot;;&quot; &quot;;+[.G111]*[.F111])" office:value-type="float" office:value="1800" calcext:value-type="float">
            <text:p>1.800,00 </text:p>
          </table:table-cell>
          <table:table-cell table:style-name="ce126" table:formula="of:=IF([.F111]*[.$K$108]&lt;(35000*(1+[.$K$109]));[.F111]/(1+[.$K$109])*[.$K$108];[.F111]*[.$K$108]-35000*[.$K$109])" office:value-type="currency" office:currency="EUR" office:value="15217.7217113762" calcext:value-type="currency">
            <text:p>15.217,72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41" calcext:value-type="float">
            <text:p>241</text:p>
          </table:table-cell>
          <table:table-cell table:style-name="ce105" table:formula="of:=IF([.G112]=&quot; &quot;;&quot; &quot;;+[.G112]*[.F112])" office:value-type="float" office:value="1438.77" calcext:value-type="float">
            <text:p>1.438,77 </text:p>
          </table:table-cell>
          <table:table-cell table:style-name="ce126" table:formula="of:=IF([.F112]*[.$K$108]&lt;(35000*(1+[.$K$109]));[.F112]/(1+[.$K$109])*[.$K$108];[.F112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03.5" calcext:value-type="float">
            <text:p>204</text:p>
          </table:table-cell>
          <table:table-cell table:style-name="ce105" table:formula="of:=IF([.G113]=&quot; &quot;;&quot; &quot;;+[.G113]*[.F113])" office:value-type="float" office:value="1214.895" calcext:value-type="float">
            <text:p>1.214,90 </text:p>
          </table:table-cell>
          <table:table-cell table:style-name="ce126" table:formula="of:=IF([.F113]*[.$K$108]&lt;(35000*(1+[.$K$109]));[.F113]/(1+[.$K$109])*[.$K$108];[.F113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Analista-Diseñ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21" calcext:value-type="float">
            <text:p>321</text:p>
          </table:table-cell>
          <table:table-cell table:style-name="ce105" table:formula="of:=IF([.G114]=&quot; &quot;;&quot; &quot;;+[.G114]*[.F114])" office:value-type="float" office:value="4513.26" calcext:value-type="float">
            <text:p>4.513,26 </text:p>
          </table:table-cell>
          <table:table-cell table:style-name="ce126" table:formula="of:=IF([.F114]*[.$K$108]&lt;(35000*(1+[.$K$109]));[.F114]/(1+[.$K$109])*[.$K$108];[.F114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Program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72" calcext:value-type="float">
            <text:p>372</text:p>
          </table:table-cell>
          <table:table-cell table:style-name="ce105" table:formula="of:=IF([.G115]=&quot; &quot;;&quot; &quot;;+[.G115]*[.F115])" office:value-type="float" office:value="5230.32" calcext:value-type="float">
            <text:p>5.230,32 </text:p>
          </table:table-cell>
          <table:table-cell table:style-name="ce126" table:formula="of:=IF([.F115]*[.$K$108]&lt;(35000*(1+[.$K$109]));[.F115]/(1+[.$K$109])*[.$K$108];[.F115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4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49" calcext:value-type="float">
            <text:p>49</text:p>
          </table:table-cell>
          <table:table-cell table:style-name="ce105" table:formula="of:=IF([.G116]=&quot; &quot;;&quot; &quot;;+[.G116]*[.F116])" office:value-type="float" office:value="292.53" calcext:value-type="float">
            <text:p>292,53 </text:p>
          </table:table-cell>
          <table:table-cell table:style-name="ce126" table:formula="of:=IF([.F116]*[.$K$108]&lt;(35000*(1+[.$K$109]));[.F116]/(1+[.$K$109])*[.$K$108];[.F116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 calcext:value-type="float">
            <text:p>0,00 </text:p>
          </table:table-cell>
          <table:table-cell table:style-name="ce126" table:formula="of:=IF([.F117]*[.$K$108]&lt;(35000*(1+[.$K$109]));[.F117]/(1+[.$K$109])*[.$K$108];[.F11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 calcext:value-type="float">
            <text:p>0,00 </text:p>
          </table:table-cell>
          <table:table-cell table:style-name="ce126" table:formula="of:=IF([.F118]*[.$K$108]&lt;(35000*(1+[.$K$109]));[.F118]/(1+[.$K$109])*[.$K$108];[.F11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 calcext:value-type="float">
            <text:p>0,00 </text:p>
          </table:table-cell>
          <table:table-cell table:style-name="ce126" table:formula="of:=IF([.F119]*[.$K$108]&lt;(35000*(1+[.$K$109]));[.F119]/(1+[.$K$109])*[.$K$108];[.F11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 calcext:value-type="float">
            <text:p>0,00 </text:p>
          </table:table-cell>
          <table:table-cell table:style-name="ce126" table:formula="of:=IF([.F120]*[.$K$108]&lt;(35000*(1+[.$K$109]));[.F120]/(1+[.$K$109])*[.$K$108];[.F12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 calcext:value-type="float">
            <text:p>0,00 </text:p>
          </table:table-cell>
          <table:table-cell table:style-name="ce126" table:formula="of:=IF([.F121]*[.$K$108]&lt;(35000*(1+[.$K$109]));[.F121]/(1+[.$K$109])*[.$K$108];[.F12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 calcext:value-type="float">
            <text:p>0,00 </text:p>
          </table:table-cell>
          <table:table-cell table:style-name="ce126" table:formula="of:=IF([.F122]*[.$K$108]&lt;(35000*(1+[.$K$109]));[.F122]/(1+[.$K$109])*[.$K$108];[.F12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 calcext:value-type="float">
            <text:p>0,00 </text:p>
          </table:table-cell>
          <table:table-cell table:style-name="ce126" table:formula="of:=IF([.F123]*[.$K$108]&lt;(35000*(1+[.$K$109]));[.F123]/(1+[.$K$109])*[.$K$108];[.F12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 calcext:value-type="float">
            <text:p>0,00 </text:p>
          </table:table-cell>
          <table:table-cell table:style-name="ce126" table:formula="of:=IF([.F124]*[.$K$108]&lt;(35000*(1+[.$K$109]));[.F124]/(1+[.$K$109])*[.$K$108];[.F12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 calcext:value-type="float">
            <text:p>0,00 </text:p>
          </table:table-cell>
          <table:table-cell table:style-name="ce126" table:formula="of:=IF([.F125]*[.$K$108]&lt;(35000*(1+[.$K$109]));[.F125]/(1+[.$K$109])*[.$K$108];[.F12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 calcext:value-type="float">
            <text:p>0,00 </text:p>
          </table:table-cell>
          <table:table-cell table:style-name="ce126" table:formula="of:=IF([.F126]*[.$K$108]&lt;(35000*(1+[.$K$109]));[.F126]/(1+[.$K$109])*[.$K$108];[.F12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 calcext:value-type="float">
            <text:p>0,00 </text:p>
          </table:table-cell>
          <table:table-cell table:style-name="ce126" table:formula="of:=IF([.F127]*[.$K$108]&lt;(35000*(1+[.$K$109]));[.F127]/(1+[.$K$109])*[.$K$108];[.F12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 calcext:value-type="float">
            <text:p>0,00 </text:p>
          </table:table-cell>
          <table:table-cell table:style-name="ce126" table:formula="of:=IF([.F128]*[.$K$108]&lt;(35000*(1+[.$K$109]));[.F128]/(1+[.$K$109])*[.$K$108];[.F12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 calcext:value-type="float">
            <text:p>0,00 </text:p>
          </table:table-cell>
          <table:table-cell table:style-name="ce126" table:formula="of:=IF([.F129]*[.$K$108]&lt;(35000*(1+[.$K$109]));[.F129]/(1+[.$K$109])*[.$K$108];[.F12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 calcext:value-type="float">
            <text:p>0,00 </text:p>
          </table:table-cell>
          <table:table-cell table:style-name="ce126" table:formula="of:=IF([.F130]*[.$K$108]&lt;(35000*(1+[.$K$109]));[.F130]/(1+[.$K$109])*[.$K$108];[.F13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 calcext:value-type="float">
            <text:p>0,00 </text:p>
          </table:table-cell>
          <table:table-cell table:style-name="ce126" table:formula="of:=IF([.F131]*[.$K$108]&lt;(35000*(1+[.$K$109]));[.F131]/(1+[.$K$109])*[.$K$108];[.F13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 calcext:value-type="float">
            <text:p>0,00 </text:p>
          </table:table-cell>
          <table:table-cell table:style-name="ce126" table:formula="of:=IF([.F132]*[.$K$108]&lt;(35000*(1+[.$K$109]));[.F132]/(1+[.$K$109])*[.$K$108];[.F13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 calcext:value-type="float">
            <text:p>0,00 </text:p>
          </table:table-cell>
          <table:table-cell table:style-name="ce126" table:formula="of:=IF([.F133]*[.$K$108]&lt;(35000*(1+[.$K$109]));[.F133]/(1+[.$K$109])*[.$K$108];[.F13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 calcext:value-type="float">
            <text:p>0,00 </text:p>
          </table:table-cell>
          <table:table-cell table:style-name="ce126" table:formula="of:=IF([.F134]*[.$K$108]&lt;(35000*(1+[.$K$109]));[.F134]/(1+[.$K$109])*[.$K$108];[.F13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 calcext:value-type="float">
            <text:p>0,00 </text:p>
          </table:table-cell>
          <table:table-cell table:style-name="ce126" table:formula="of:=IF([.F135]*[.$K$108]&lt;(35000*(1+[.$K$109]));[.F135]/(1+[.$K$109])*[.$K$108];[.F13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 calcext:value-type="float">
            <text:p>0,00 </text:p>
          </table:table-cell>
          <table:table-cell table:style-name="ce126" table:formula="of:=IF([.F136]*[.$K$108]&lt;(35000*(1+[.$K$109]));[.F136]/(1+[.$K$109])*[.$K$108];[.F13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 calcext:value-type="float">
            <text:p>0,00 </text:p>
          </table:table-cell>
          <table:table-cell table:style-name="ce126" table:formula="of:=IF([.F137]*[.$K$108]&lt;(35000*(1+[.$K$109]));[.F137]/(1+[.$K$109])*[.$K$108];[.F13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 calcext:value-type="float">
            <text:p>0,00 </text:p>
          </table:table-cell>
          <table:table-cell table:style-name="ce126" table:formula="of:=IF([.F138]*[.$K$108]&lt;(35000*(1+[.$K$109]));[.F138]/(1+[.$K$109])*[.$K$108];[.F13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 calcext:value-type="float">
            <text:p>0,00 </text:p>
          </table:table-cell>
          <table:table-cell table:style-name="ce126" table:formula="of:=IF([.F139]*[.$K$108]&lt;(35000*(1+[.$K$109]));[.F139]/(1+[.$K$109])*[.$K$108];[.F13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 calcext:value-type="float">
            <text:p>0,00 </text:p>
          </table:table-cell>
          <table:table-cell table:style-name="ce126" table:formula="of:=IF([.F140]*[.$K$108]&lt;(35000*(1+[.$K$109]));[.F140]/(1+[.$K$109])*[.$K$108];[.F14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 calcext:value-type="float">
            <text:p>0,00 </text:p>
          </table:table-cell>
          <table:table-cell table:style-name="ce126" table:formula="of:=IF([.F141]*[.$K$108]&lt;(35000*(1+[.$K$109]));[.F141]/(1+[.$K$109])*[.$K$108];[.F14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 calcext:value-type="float">
            <text:p>0,00 </text:p>
          </table:table-cell>
          <table:table-cell table:style-name="ce126" table:formula="of:=IF([.F142]*[.$K$108]&lt;(35000*(1+[.$K$109]));[.F142]/(1+[.$K$109])*[.$K$108];[.F14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 calcext:value-type="float">
            <text:p>0,00 </text:p>
          </table:table-cell>
          <table:table-cell table:style-name="ce126" table:formula="of:=IF([.F143]*[.$K$108]&lt;(35000*(1+[.$K$109]));[.F143]/(1+[.$K$109])*[.$K$108];[.F14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 calcext:value-type="float">
            <text:p>0,00 </text:p>
          </table:table-cell>
          <table:table-cell table:style-name="ce126" table:formula="of:=IF([.F144]*[.$K$108]&lt;(35000*(1+[.$K$109]));[.F144]/(1+[.$K$109])*[.$K$108];[.F14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 calcext:value-type="float">
            <text:p>0,00 </text:p>
          </table:table-cell>
          <table:table-cell table:style-name="ce126" table:formula="of:=IF([.F145]*[.$K$108]&lt;(35000*(1+[.$K$109]));[.F145]/(1+[.$K$109])*[.$K$108];[.F14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 calcext:value-type="float">
            <text:p>0,00 </text:p>
          </table:table-cell>
          <table:table-cell table:style-name="ce126" table:formula="of:=IF([.F146]*[.$K$108]&lt;(35000*(1+[.$K$109]));[.F146]/(1+[.$K$109])*[.$K$108];[.F14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7]=&quot; &quot;;&quot; &quot;;+[.G147]*[.F147])" office:value-type="float" office:value="0" calcext:value-type="float">
            <text:p>0,00 </text:p>
          </table:table-cell>
          <table:table-cell table:style-name="ce126" table:formula="of:=IF([.F147]*[.$K$108]&lt;(35000*(1+[.$K$109]));[.F147]/(1+[.$K$109])*[.$K$108];[.F14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8]=&quot; &quot;;&quot; &quot;;+[.G148]*[.F148])" office:value-type="float" office:value="0" calcext:value-type="float">
            <text:p>0,00 </text:p>
          </table:table-cell>
          <table:table-cell table:style-name="ce126" table:formula="of:=IF([.F148]*[.$K$108]&lt;(35000*(1+[.$K$109]));[.F148]/(1+[.$K$109])*[.$K$108];[.F14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9]=&quot; &quot;;&quot; &quot;;+[.G149]*[.F149])" office:value-type="float" office:value="0" calcext:value-type="float">
            <text:p>0,00 </text:p>
          </table:table-cell>
          <table:table-cell table:style-name="ce126" table:formula="of:=IF([.F149]*[.$K$108]&lt;(35000*(1+[.$K$109]));[.F149]/(1+[.$K$109])*[.$K$108];[.F14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tal Personal</text:p>
          </table:table-cell>
          <table:table-cell table:style-name="ce47" table:number-columns-repeated="5"/>
          <table:table-cell table:style-name="ce89" table:formula="of:=SUM([.G110:.G149])" office:value-type="float" office:value="1430.5" calcext:value-type="float">
            <text:p>1.431</text:p>
          </table:table-cell>
          <table:table-cell table:style-name="ce106" table:formula="of:=SUM([.H110:.H149])" office:value-type="float" office:value="15670.815" calcext:value-type="float">
            <text:p>15.670,82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al mensual de refrigerios del plan de recompensas con local cercano</text:p>
          </table:table-cell>
          <table:covered-table-cell table:number-columns-repeated="4"/>
          <table:table-cell table:style-name="ce75" office:value-type="float" office:value="20" calcext:value-type="float">
            <text:p>20,00</text:p>
          </table:table-cell>
          <table:table-cell table:style-name="ce90" office:value-type="float" office:value="24" calcext:value-type="float">
            <text:p>24</text:p>
          </table:table-cell>
          <table:table-cell table:style-name="ce107" table:formula="of:=+[.G154]*[.F154]" office:value-type="float" office:value="480" calcext:value-type="float">
            <text:p>48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oste de cursos de entrenamiento SQL</text:p>
          </table:table-cell>
          <table:covered-table-cell table:number-columns-repeated="4"/>
          <table:table-cell table:style-name="ce75" office:value-type="float" office:value="292.53" calcext:value-type="float">
            <text:p>292,53</text:p>
          </table:table-cell>
          <table:table-cell table:style-name="ce90" office:value-type="float" office:value="2" calcext:value-type="float">
            <text:p>2</text:p>
          </table:table-cell>
          <table:table-cell table:style-name="ce107" table:formula="of:=+[.G155]*[.F155]" office:value-type="float" office:value="585.06" calcext:value-type="float">
            <text:p>585,06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ursos de entrenamiento Java</text:p>
          </table:table-cell>
          <table:covered-table-cell table:number-columns-repeated="4"/>
          <table:table-cell table:style-name="ce75" office:value-type="float" office:value="59.7" calcext:value-type="float">
            <text:p>59,70</text:p>
          </table:table-cell>
          <table:table-cell table:style-name="ce90" office:value-type="float" office:value="2" calcext:value-type="float">
            <text:p>2</text:p>
          </table:table-cell>
          <table:table-cell table:style-name="ce107" table:formula="of:=+[.G156]*[.F156]" office:value-type="float" office:value="119.4" calcext:value-type="float">
            <text:p>119,4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7]*[.F15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8]*[.F15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4:.H158])" office:value-type="float" office:value="1184.46" calcext:value-type="float">
            <text:p>1.184,46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selección de empleados (costes por empleado)</text:p>
          </table:table-cell>
          <table:covered-table-cell table:number-columns-repeated="4"/>
          <table:table-cell table:style-name="ce76" office:value-type="float" office:value="500" calcext:value-type="float">
            <text:p>500,00 </text:p>
          </table:table-cell>
          <table:table-cell table:style-name="ce90" office:value-type="float" office:value="5" calcext:value-type="float">
            <text:p>5</text:p>
          </table:table-cell>
          <table:table-cell table:style-name="ce108" table:formula="of:=+[.G163]*[.F163]" office:value-type="float" office:value="2500" calcext:value-type="float">
            <text:p>2.500,00 </text:p>
          </table:table-cell>
          <table:table-cell table:style-name="ce128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Tablets del local</text:p>
          </table:table-cell>
          <table:covered-table-cell table:number-columns-repeated="4"/>
          <table:table-cell table:style-name="ce76" office:value-type="float" office:value="80" calcext:value-type="float">
            <text:p>80,00 </text:p>
          </table:table-cell>
          <table:table-cell table:style-name="ce90" office:value-type="float" office:value="24" calcext:value-type="float">
            <text:p>24</text:p>
          </table:table-cell>
          <table:table-cell table:style-name="ce108" table:formula="of:=+[.G164]*[.F164]" office:value-type="float" office:value="1920" calcext:value-type="float">
            <text:p>1.920,00 </text:p>
          </table:table-cell>
          <table:table-cell table:style-name="ce128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Licencias de software y drivers NFC</text:p>
          </table:table-cell>
          <table:covered-table-cell table:number-columns-repeated="4"/>
          <table:table-cell table:style-name="ce76" office:value-type="float" office:value="30" calcext:value-type="float">
            <text:p>3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5]*[.F165]" office:value-type="float" office:value="30" calcext:value-type="float">
            <text:p>3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ompra, configuración e instalación de licencia de radio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6]*[.F166]" office:value-type="float" office:value="50" calcext:value-type="float">
            <text:p>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Router WiFi</text:p>
          </table:table-cell>
          <table:covered-table-cell table:number-columns-repeated="4"/>
          <table:table-cell table:style-name="ce76" office:value-type="float" office:value="150" calcext:value-type="float">
            <text:p>1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7]*[.F167]" office:value-type="float" office:value="150" calcext:value-type="float">
            <text:p>1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Unidades extensoras de conexión WiFi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8]*[.F168]" office:value-type="float" office:value="100" calcext:value-type="float">
            <text:p>1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Instalación y configuración de WiFi (coste de trabajo de jefe de proyecto en h)</text:p>
          </table:table-cell>
          <table:covered-table-cell table:number-columns-repeated="4"/>
          <table:table-cell table:style-name="ce76" office:value-type="float" office:value="14.06" calcext:value-type="float">
            <text:p>14,06 </text:p>
          </table:table-cell>
          <table:table-cell table:style-name="ce90" office:value-type="float" office:value="3" calcext:value-type="float">
            <text:p>3</text:p>
          </table:table-cell>
          <table:table-cell table:style-name="ce108" table:formula="of:=+[.G169]*[.F169]" office:value-type="float" office:value="42.18" calcext:value-type="float">
            <text:p>42,18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plicación de plan de seguridad de la empresa</text:p>
          </table:table-cell>
          <table:covered-table-cell table:number-columns-repeated="4"/>
          <table:table-cell table:style-name="ce76" office:value-type="float" office:value="2500" calcext:value-type="float">
            <text:p>2.50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70]*[.F170]" office:value-type="float" office:value="2500" calcext:value-type="float">
            <text:p>2.5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Entrenamiento de camareros para uso de equipamiento tecnológico</text:p>
          </table:table-cell>
          <table:covered-table-cell table:number-columns-repeated="4"/>
          <table:table-cell table:style-name="ce76" office:value-type="float" office:value="20" calcext:value-type="float">
            <text:p>20,00 </text:p>
          </table:table-cell>
          <table:table-cell table:style-name="ce90" office:value-type="float" office:value="10" calcext:value-type="float">
            <text:p>10</text:p>
          </table:table-cell>
          <table:table-cell table:style-name="ce108" table:formula="of:=+[.G171]*[.F171]" office:value-type="float" office:value="200" calcext:value-type="float">
            <text:p>20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7]*[.F19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8]*[.F19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9]*[.F19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0]*[.F20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1]*[.F20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2]*[.F20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3:.H202])" office:value-type="float" office:value="7492.18" calcext:value-type="float">
            <text:p>7.492,18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Cena de empresa</text:p>
          </table:table-cell>
          <table:covered-table-cell table:number-columns-repeated="4" table:style-name="Default"/>
          <table:table-cell table:style-name="ce75" office:value-type="float" office:value="150" calcext:value-type="float">
            <text:p>150,00</text:p>
          </table:table-cell>
          <table:table-cell table:style-name="ce92" office:value-type="float" office:value="6" calcext:value-type="float">
            <text:p>6,00</text:p>
          </table:table-cell>
          <table:table-cell table:style-name="ce110" table:formula="of:=+[.G207]*[.F207]" office:value-type="float" office:value="900" calcext:value-type="float">
            <text:p>900,00 </text:p>
          </table:table-cell>
          <table:table-cell table:style-name="ce129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Viaje</text:p>
          </table:table-cell>
          <table:covered-table-cell table:number-columns-repeated="4" table:style-name="Default"/>
          <table:table-cell table:style-name="ce75" office:value-type="float" office:value="1500" calcext:value-type="float">
            <text:p>1.5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8]*[.F208]" office:value-type="float" office:value="1500" calcext:value-type="float">
            <text:p>1.5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iajes y actividades para fomento del trabajo en equipo</text:p>
          </table:table-cell>
          <table:covered-table-cell table:number-columns-repeated="4" table:style-name="Default"/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09]*[.F209]" office:value-type="float" office:value="1200" calcext:value-type="float">
            <text:p>1.2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Dietas y transporte para reuniones externas a la empresa</text:p>
          </table:table-cell>
          <table:covered-table-cell table:number-columns-repeated="4" table:style-name="Default"/>
          <table:table-cell table:style-name="ce75" office:value-type="float" office:value="40" calcext:value-type="float">
            <text:p>4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10]*[.F210]" office:value-type="float" office:value="160" calcext:value-type="float">
            <text:p>16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esta de sorteo para el plan de recompensas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11]*[.F211]" office:value-type="float" office:value="300" calcext:value-type="float">
            <text:p>3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1" table:formula="of:=+[.G212]*[.F21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3]*[.F21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1]*[.F22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2]*[.F22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3]*[.F22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4]*[.F22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5]*[.F22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6]*[.F22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7]*[.F22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8]*[.F22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7:.H228])" office:value-type="float" office:value="4060" calcext:value-type="float">
            <text:p>4.06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102]=0;0;[.H231]/[.H$102])" office:value-type="percentage" office:value="0.583557960281851" calcext:value-type="percentage" table:number-columns-spanned="1" table:number-rows-spanned="2">
            <text:p>58,36%</text:p>
          </table:table-cell>
          <table:table-cell table:style-name="ce112" table:formula="of:=SUM([.H150];[.H159];[.H203];[.H229])" office:value-type="float" office:value="28407.455" calcext:value-type="float" table:number-columns-spanned="1" table:number-rows-spanned="2">
            <text:p>28.407,46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102]=0;0;[.H234]/[.H$102])" office:value-type="percentage" office:value="0.416442039718149" calcext:value-type="percentage" table:number-columns-spanned="1" table:number-rows-spanned="2">
            <text:p>41,64%</text:p>
          </table:table-cell>
          <table:table-cell table:style-name="ce114" table:formula="of:=[.H102]-[.H231]" office:value-type="float" office:value="20272.2939426407" calcext:value-type="float" table:number-columns-spanned="1" table:number-rows-spanned="2">
            <text:p>20.272,29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4P2" style:volatile="true">
      <number:text>-</number:text>
      <number:number number:decimal-places="0" loext:min-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1" loext:min-decimal-places="1" number:min-integer-digits="1"/>
      <number:text>%</number:text>
    </number:percentage-style>
    <number:number-style style:name="N160">
      <number:number number:decimal-places="1" loext:min-decimal-places="1" number:min-integer-digits="1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6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6P0"/>
    </number:currency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0P0" style:volatile="true">
      <number:day number:style="long"/>
      <number:text>-</number:text>
      <number:month number:style="long"/>
      <number:text>-</number:text>
      <number:year/>
    </number:date-style>
    <number:text-style style:name="N170">
      <number:text-content/>
      <style:map style:condition="value()&lt;=1.79769313486232E+308" style:apply-style-name="N170P0"/>
    </number:text-style>
    <number:percentage-style style:name="N172P0" style:volatile="true">
      <number:number number:decimal-places="2" loext:min-decimal-places="2" number:min-integer-digits="1" number:grouping="true"/>
      <number:text> %</number:text>
    </number:percentage-style>
    <number:percentage-style style:name="N172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2P0"/>
    </number:percentage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percentage-style style:name="N176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1:22:36.53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Alfonso Lorenzo Rodríguez</meta:initial-creator>
    <meta:creation-date>2008-10-29T21:34:52</meta:creation-date>
    <dc:date>2018-12-05T11:51:29.565000000</dc:date>
    <meta:editing-cycles>25</meta:editing-cycles>
    <meta:editing-duration>PT4H15M40S</meta:editing-duration>
    <meta:document-statistic meta:table-count="1" meta:cell-count="91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